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366in"/>
    </style:style>
    <style:style style:name="co2" style:family="table-column">
      <style:table-column-properties fo:break-before="auto" style:column-width="3.852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3.230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Zestaw_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zedsiębiorstwo/instytucja:</text:p>
          </table:table-cell>
          <table:table-cell/>
          <table:table-cell office:value-type="string" calcext:value-type="string">
            <text:p>Urząd_miejski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czba użytkowników (komputerów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udynek 1</text:p>
          </table:table-cell>
          <table:table-cell/>
          <table:table-cell office:value-type="string" calcext:value-type="string">
            <text:p>Budynek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upa robocza</text:p>
          </table:table-cell>
          <table:table-cell office:value-type="string" calcext:value-type="string">
            <text:p>Piętro 1</text:p>
          </table:table-cell>
          <table:table-cell office:value-type="string" calcext:value-type="string">
            <text:p>Piętro 2</text:p>
          </table:table-cell>
          <table:table-cell office:value-type="string" calcext:value-type="string">
            <text:p>Piętro 1</text:p>
          </table:table-cell>
          <table:table-cell office:value-type="string" calcext:value-type="string">
            <text:p>Piętro 2</text:p>
          </table:table-cell>
          <table:table-cell office:value-type="string" calcext:value-type="string">
            <text:p>Piętro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eruchomości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atki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jazdy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iczba drukarek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iczba punktów dostępowych WiFi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iczba urządzeń bezprzewodowych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dległośc pomiędzy budynkami:</text:p>
          </table:table-cell>
          <table:table-cell table:number-columns-repeated="2"/>
          <table:table-cell office:value-type="string" calcext:value-type="string">
            <text:p>280m (właściwie nie jest to potrzebne w projekci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Łącze pomiędzy budynkami:</text:p>
          </table:table-cell>
          <table:table-cell table:number-columns-repeated="2"/>
          <table:table-cell office:value-type="string" calcext:value-type="string">
            <text:p>Optyczne wielomodowe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unkty dystrybucyjne: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znaczenie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Podłączone punkty abonenck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DF</text:p>
          </table:table-cell>
          <table:table-cell office:value-type="string" calcext:value-type="string">
            <text:p>Bud. 2</text:p>
          </table:table-cell>
          <table:table-cell office:value-type="string" calcext:value-type="string">
            <text:p><text:s/>Piętro 2</text:p>
          </table:table-cell>
          <table:table-cell office:value-type="string" calcext:value-type="string">
            <text:p>Bud. 2</text:p>
          </table:table-cell>
          <table:table-cell office:value-type="string" calcext:value-type="string">
            <text:p><text:s/>Piętro 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F1</text:p>
          </table:table-cell>
          <table:table-cell office:value-type="string" calcext:value-type="string">
            <text:p>Bud. 2</text:p>
          </table:table-cell>
          <table:table-cell office:value-type="string" calcext:value-type="string">
            <text:p><text:s/>Piętro 3</text:p>
          </table:table-cell>
          <table:table-cell office:value-type="string" calcext:value-type="string">
            <text:p>Bud. 2</text:p>
          </table:table-cell>
          <table:table-cell office:value-type="string" calcext:value-type="string">
            <text:p><text:s/>Piętro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F2</text:p>
          </table:table-cell>
          <table:table-cell office:value-type="string" calcext:value-type="string">
            <text:p>Bud. 1</text:p>
          </table:table-cell>
          <table:table-cell office:value-type="string" calcext:value-type="string">
            <text:p><text:s/>Piętro 2</text:p>
          </table:table-cell>
          <table:table-cell office:value-type="string" calcext:value-type="string">
            <text:p>Bud. 1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Wymagania dot. przepływów pomiędzy pracownikami a serwerami lokalnymi (transfer przypadający na jednego użytkownika) - dotyczy również użytkowników WiFi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nsfer do serwerów lokalnych i drukarek (down \ up) [kb/s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upa rob. / Serwer</text:p>
          </table:table-cell>
          <table:table-cell office:value-type="string" calcext:value-type="string">
            <text:p>Serwer1</text:p>
          </table:table-cell>
          <table:table-cell office:value-type="string" calcext:value-type="string">
            <text:p>Serwer2</text:p>
          </table:table-cell>
          <table:table-cell office:value-type="string" calcext:value-type="string">
            <text:p>Drukar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ruchomości</text:p>
          </table:table-cell>
          <table:table-cell office:value-type="string" calcext:value-type="string">
            <text:p>650\400</text:p>
          </table:table-cell>
          <table:table-cell office:value-type="string" calcext:value-type="string">
            <text:p>0\0</text:p>
          </table:table-cell>
          <table:table-cell office:value-type="string" calcext:value-type="string">
            <text:p>10\1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datki</text:p>
          </table:table-cell>
          <table:table-cell office:value-type="string" calcext:value-type="string">
            <text:p>100\900</text:p>
          </table:table-cell>
          <table:table-cell office:value-type="string" calcext:value-type="string">
            <text:p>0\0</text:p>
          </table:table-cell>
          <table:table-cell office:value-type="string" calcext:value-type="string">
            <text:p>10\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jazdy</text:p>
          </table:table-cell>
          <table:table-cell office:value-type="string" calcext:value-type="string">
            <text:p>450\950</text:p>
          </table:table-cell>
          <table:table-cell office:value-type="string" calcext:value-type="string">
            <text:p>50\450</text:p>
          </table:table-cell>
          <table:table-cell office:value-type="string" calcext:value-type="string">
            <text:p>10\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50\100</text:p>
          </table:table-cell>
          <table:table-cell office:value-type="string" calcext:value-type="string">
            <text:p>0\0</text:p>
          </table:table-cell>
          <table:table-cell office:value-type="string" calcext:value-type="string">
            <text:p>10\11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nozowany ruch do Internetu z posiadanych przez firmę serwerów internetowych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nsfer do\z Internetu na jedną sesję (internautę) [kb/s]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wery internetowe</text:p>
          </table:table-cell>
          <table:table-cell office:value-type="string" calcext:value-type="string">
            <text:p>Do Internetu</text:p>
          </table:table-cell>
          <table:table-cell office:value-type="string" calcext:value-type="string">
            <text:p>Z Internetu</text:p>
          </table:table-cell>
          <table:table-cell office:value-type="string" calcext:value-type="string">
            <text:p>Liczba jednoczesnych sesj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wer WWW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wer FTP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Wymagania dot. przepływów generowanych przez aplikacje użytkownika z\do internetu <text:s/>(transfer przypadający na jednego użytkownika) <text:s/>- dotyczy również użytkowników WiFi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nsfer z/do Internetu (down \ up) [kb/s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upa rob./Aplikacja</text:p>
          </table:table-cell>
          <table:table-cell office:value-type="string" calcext:value-type="string">
            <text:p>Przeglądarka</text:p>
          </table:table-cell>
          <table:table-cell/>
          <table:table-cell office:value-type="string" calcext:value-type="string">
            <text:p>Wideokonferencja</text:p>
          </table:table-cell>
          <table:table-cell/>
          <table:table-cell office:value-type="string" calcext:value-type="string">
            <text:p>VoIP</text:p>
          </table:table-cell>
          <table:table-cell/>
          <table:table-cell office:value-type="string" calcext:value-type="string">
            <text:p>Klient_FTP</text:p>
          </table:table-cell>
          <table:table-cell/>
          <table:table-cell office:value-type="string" calcext:value-type="string">
            <text:p>Komunikator</text:p>
          </table:table-cell>
          <table:table-cell/>
          <table:table-cell office:value-type="string" calcext:value-type="string">
            <text:p>Praca_w_chmurze</text:p>
          </table:table-cell>
          <table:table-cell/>
          <table:table-cell office:value-type="string" calcext:value-type="string">
            <text:p>Poczta</text:p>
          </table:table-cell>
          <table:table-cell/>
        </table:table-row>
        <table:table-row table:style-name="ro1">
          <table:table-cell office:value-type="string" calcext:value-type="string">
            <text:p>Nieruchomości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\0</text:p>
          </table:table-cell>
          <table:table-cell/>
          <table:table-cell office:value-type="string" calcext:value-type="string">
            <text:p>8\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datk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6\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\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jazd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5\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\0</text:p>
          </table:table-cell>
          <table:table-cell/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\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\0</text:p>
          </table:table-cell>
          <table:table-cell/>
          <table:table-cell office:value-type="string" calcext:value-type="string">
            <text:p>0\0</text:p>
          </table:table-cell>
          <table:table-cell/>
        </table:table-row>
      </table:table>
      <table:table table:name="Wymagania" table:style-name="ta1">
        <table:table-column table:style-name="co9" table:number-columns-repeated="15" table:default-cell-style-name="Default"/>
        <table:table-row table:style-name="ro1">
          <table:table-cell office:value-type="string" calcext:value-type="string">
            <text:p>Grupa</text:p>
          </table:table-cell>
          <table:table-cell table:style-name="ce1" office:value-type="string" calcext:value-type="string">
            <text:p>Potrzeba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Uploa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zeglądarka</text:p>
          </table:table-cell>
          <table:table-cell/>
          <table:table-cell office:value-type="string" calcext:value-type="string">
            <text:p>Wideokonferencja</text:p>
          </table:table-cell>
          <table:table-cell/>
          <table:table-cell office:value-type="string" calcext:value-type="string">
            <text:p>VoIP</text:p>
          </table:table-cell>
          <table:table-cell/>
          <table:table-cell office:value-type="string" calcext:value-type="string">
            <text:p>Klient_FTP</text:p>
          </table:table-cell>
          <table:table-cell/>
          <table:table-cell office:value-type="string" calcext:value-type="string">
            <text:p>Komunikator</text:p>
          </table:table-cell>
          <table:table-cell/>
          <table:table-cell office:value-type="string" calcext:value-type="string">
            <text:p>Praca_w_chmurze</text:p>
          </table:table-cell>
          <table:table-cell/>
          <table:table-cell office:value-type="string" calcext:value-type="string">
            <text:p>Poczta</text:p>
          </table:table-cell>
          <table:table-cell/>
        </table:table-row>
        <table:table-row table:style-name="ro1">
          <table:table-cell office:value-type="string" calcext:value-type="string">
            <text:p>Nieruchomości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datk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jazd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[.B2]" office:value-type="string" office:string-value="Download" calcext:value-type="string">
            <text:p>Download</text:p>
          </table:table-cell>
          <table:table-cell table:number-columns-repeated="13"/>
        </table:table-row>
        <table:table-row table:style-name="ro1">
          <table:table-cell table:formula="of:=[.A4]" office:value-type="string" office:string-value="Nieruchomości" calcext:value-type="string">
            <text:p>Nieruchomości</text:p>
          </table:table-cell>
          <table:table-cell table:formula="of:=[.B4]" office:value-type="float" office:value="46" calcext:value-type="float">
            <text:p>46</text:p>
          </table:table-cell>
          <table:table-cell table:formula="of:=[.D4]" office:value-type="float" office:value="40" calcext:value-type="float">
            <text:p>40</text:p>
          </table:table-cell>
          <table:table-cell table:formula="of:=[.F4]" office:value-type="float" office:value="20" calcext:value-type="float">
            <text:p>20</text:p>
          </table:table-cell>
          <table:table-cell table:formula="of:=[.H4]" office:value-type="float" office:value="97" calcext:value-type="float">
            <text:p>97</text:p>
          </table:table-cell>
          <table:table-cell table:formula="of:=[.J4]" office:value-type="float" office:value="15" calcext:value-type="float">
            <text:p>15</text:p>
          </table:table-cell>
          <table:table-cell table:formula="of:=[.L4]" office:value-type="float" office:value="0" calcext:value-type="float">
            <text:p>0</text:p>
          </table:table-cell>
          <table:table-cell table:formula="of:=[.N4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formula="of:=[.A5]" office:value-type="string" office:string-value="Podatki" calcext:value-type="string">
            <text:p>Podatki</text:p>
          </table:table-cell>
          <table:table-cell table:formula="of:=[.B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J5]" office:value-type="float" office:value="15" calcext:value-type="float">
            <text:p>15</text:p>
          </table:table-cell>
          <table:table-cell table:formula="of:=[.L5]" office:value-type="float" office:value="36" calcext:value-type="float">
            <text:p>36</text:p>
          </table:table-cell>
          <table:table-cell table:formula="of:=[.N5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[.A6]" office:value-type="string" office:string-value="Pojazdy" calcext:value-type="string">
            <text:p>Pojazdy</text:p>
          </table:table-cell>
          <table:table-cell table:formula="of:=[.B6]" office:value-type="float" office:value="0" calcext:value-type="float">
            <text:p>0</text:p>
          </table:table-cell>
          <table:table-cell table:formula="of:=[.D6]" office:value-type="float" office:value="40" calcext:value-type="float">
            <text:p>40</text:p>
          </table:table-cell>
          <table:table-cell table:formula="of:=[.F6]" office:value-type="float" office:value="2" calcext:value-type="float">
            <text:p>2</text:p>
          </table:table-cell>
          <table:table-cell table:formula="of:=[.H6]" office:value-type="float" office:value="66" calcext:value-type="float">
            <text:p>66</text:p>
          </table:table-cell>
          <table:table-cell table:formula="of:=[.J6]" office:value-type="float" office:value="15" calcext:value-type="float">
            <text:p>15</text:p>
          </table:table-cell>
          <table:table-cell table:formula="of:=[.L6]" office:value-type="float" office:value="35" calcext:value-type="float">
            <text:p>35</text:p>
          </table:table-cell>
          <table:table-cell table:formula="of:=[.N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7]" office:value-type="string" office:string-value="WiFi" calcext:value-type="string">
            <text:p>WiFi</text:p>
          </table:table-cell>
          <table:table-cell table:formula="of:=[.B7]" office:value-type="float" office:value="57" calcext:value-type="float">
            <text:p>57</text:p>
          </table:table-cell>
          <table:table-cell table:formula="of:=[.D7]" office:value-type="float" office:value="40" calcext:value-type="float">
            <text:p>40</text:p>
          </table:table-cell>
          <table:table-cell table:formula="of:=[.F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J7]" office:value-type="float" office:value="15" calcext:value-type="float">
            <text:p>15</text:p>
          </table:table-cell>
          <table:table-cell table:formula="of:=[.L7]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[.C2]" office:value-type="string" office:string-value="Upload" calcext:value-type="string">
            <text:p>Upload</text:p>
          </table:table-cell>
          <table:table-cell table:number-columns-repeated="13"/>
        </table:table-row>
        <table:table-row table:style-name="ro1">
          <table:table-cell table:formula="of:=[.A12]" office:value-type="string" office:string-value="Nieruchomości" calcext:value-type="string">
            <text:p>Nieruchomości</text:p>
          </table:table-cell>
          <table:table-cell table:formula="of:=[.C4]" office:value-type="float" office:value="10" calcext:value-type="float">
            <text:p>10</text:p>
          </table:table-cell>
          <table:table-cell table:formula="of:=[.E4]" office:value-type="float" office:value="40" calcext:value-type="float">
            <text:p>40</text:p>
          </table:table-cell>
          <table:table-cell table:formula="of:=[.G4]" office:value-type="float" office:value="20" calcext:value-type="float">
            <text:p>20</text:p>
          </table:table-cell>
          <table:table-cell table:formula="of:=[.I4]" office:value-type="float" office:value="10" calcext:value-type="float">
            <text:p>10</text:p>
          </table:table-cell>
          <table:table-cell table:formula="of:=[.K4]" office:value-type="float" office:value="15" calcext:value-type="float">
            <text:p>15</text:p>
          </table:table-cell>
          <table:table-cell table:formula="of:=[.M4]" office:value-type="float" office:value="0" calcext:value-type="float">
            <text:p>0</text:p>
          </table:table-cell>
          <table:table-cell table:formula="of:=[.O4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formula="of:=[.A13]" office:value-type="string" office:string-value="Podatki" calcext:value-type="string">
            <text:p>Podatki</text:p>
          </table:table-cell>
          <table:table-cell table:formula="of:=[.C5]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15" calcext:value-type="float">
            <text:p>15</text:p>
          </table:table-cell>
          <table:table-cell table:formula="of:=[.M5]" office:value-type="float" office:value="35" calcext:value-type="float">
            <text:p>35</text:p>
          </table:table-cell>
          <table:table-cell table:formula="of:=[.O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formula="of:=[.A14]" office:value-type="string" office:string-value="Pojazdy" calcext:value-type="string">
            <text:p>Pojazdy</text:p>
          </table:table-cell>
          <table:table-cell table:formula="of:=[.C6]" office:value-type="float" office:value="0" calcext:value-type="float">
            <text:p>0</text:p>
          </table:table-cell>
          <table:table-cell table:formula="of:=[.E6]" office:value-type="float" office:value="40" calcext:value-type="float">
            <text:p>40</text:p>
          </table:table-cell>
          <table:table-cell table:formula="of:=[.G6]" office:value-type="float" office:value="20" calcext:value-type="float">
            <text:p>20</text:p>
          </table:table-cell>
          <table:table-cell table:formula="of:=[.I6]" office:value-type="float" office:value="18" calcext:value-type="float">
            <text:p>18</text:p>
          </table:table-cell>
          <table:table-cell table:formula="of:=[.K6]" office:value-type="float" office:value="15" calcext:value-type="float">
            <text:p>15</text:p>
          </table:table-cell>
          <table:table-cell table:formula="of:=[.M6]" office:value-type="float" office:value="50" calcext:value-type="float">
            <text:p>50</text:p>
          </table:table-cell>
          <table:table-cell table:formula="of:=[.O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5]" office:value-type="string" office:string-value="WiFi" calcext:value-type="string">
            <text:p>WiFi</text:p>
          </table:table-cell>
          <table:table-cell table:formula="of:=[.C7]" office:value-type="float" office:value="10" calcext:value-type="float">
            <text:p>10</text:p>
          </table:table-cell>
          <table:table-cell table:formula="of:=[.E7]" office:value-type="float" office:value="40" calcext:value-type="float">
            <text:p>40</text:p>
          </table:table-cell>
          <table:table-cell table:formula="of:=[.G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[.K7]" office:value-type="float" office:value="15" calcext:value-type="float">
            <text:p>15</text:p>
          </table:table-cell>
          <table:table-cell table:formula="of:=[.M7]" office:value-type="float" office:value="0" calcext:value-type="float">
            <text:p>0</text:p>
          </table:table-cell>
          <table:table-cell table:formula="of:=[.O7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Uploa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rukarka</text:p>
          </table:table-cell>
          <table:table-cell/>
          <table:table-cell office:value-type="string" calcext:value-type="string">
            <text:p>Serwer 1</text:p>
          </table:table-cell>
          <table:table-cell/>
          <table:table-cell office:value-type="string" calcext:value-type="string">
            <text:p>Serwer 2</text:p>
          </table:table-cell>
          <table:table-cell table:number-columns-repeated="9"/>
        </table:table-row>
        <table:table-row table:style-name="ro1">
          <table:table-cell table:formula="of:=[.A4]" office:value-type="string" office:string-value="Nieruchomości" calcext:value-type="string">
            <text:p>Nieruchomości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table:formula="of:=[.A5]" office:value-type="string" office:string-value="Podatki" calcext:value-type="string">
            <text:p>Podatki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table:formula="of:=[.A6]" office:value-type="string" office:string-value="Pojazdy" calcext:value-type="string">
            <text:p>Pojazdy</text:p>
          </table:table-cell>
          <table:table-cell office:value-type="float" office:value="450" calcext:value-type="float">
            <text:p>450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formula="of:=[.A7]" office:value-type="string" office:string-value="WiFi" calcext:value-type="string">
            <text:p>WiFi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ownload</text:p>
          </table:table-cell>
          <table:table-cell table:number-columns-repeated="13"/>
        </table:table-row>
        <table:table-row table:style-name="ro1">
          <table:table-cell table:formula="of:=[.A12]" office:value-type="string" office:string-value="Nieruchomości" calcext:value-type="string">
            <text:p>Nieruchomości</text:p>
          </table:table-cell>
          <table:table-cell table:formula="of:=[.B29]" office:value-type="float" office:value="650" calcext:value-type="float">
            <text:p>650</text:p>
          </table:table-cell>
          <table:table-cell table:formula="of:=[.D29]" office:value-type="float" office:value="0" calcext:value-type="float">
            <text:p>0</text:p>
          </table:table-cell>
          <table:table-cell table:formula="of:=[.F29]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3]" office:value-type="string" office:string-value="Podatki" calcext:value-type="string">
            <text:p>Podatki</text:p>
          </table:table-cell>
          <table:table-cell table:formula="of:=[.B30]" office:value-type="float" office:value="100" calcext:value-type="float">
            <text:p>100</text:p>
          </table:table-cell>
          <table:table-cell table:formula="of:=[.D30]" office:value-type="float" office:value="0" calcext:value-type="float">
            <text:p>0</text:p>
          </table:table-cell>
          <table:table-cell table:formula="of:=[.F30]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4]" office:value-type="string" office:string-value="Pojazdy" calcext:value-type="string">
            <text:p>Pojazdy</text:p>
          </table:table-cell>
          <table:table-cell table:formula="of:=[.B31]" office:value-type="float" office:value="450" calcext:value-type="float">
            <text:p>450</text:p>
          </table:table-cell>
          <table:table-cell table:formula="of:=[.D31]" office:value-type="float" office:value="50" calcext:value-type="float">
            <text:p>50</text:p>
          </table:table-cell>
          <table:table-cell table:formula="of:=[.F31]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5]" office:value-type="string" office:string-value="WiFi" calcext:value-type="string">
            <text:p>WiFi</text:p>
          </table:table-cell>
          <table:table-cell table:formula="of:=[.B32]" office:value-type="float" office:value="50" calcext:value-type="float">
            <text:p>50</text:p>
          </table:table-cell>
          <table:table-cell table:formula="of:=[.D32]" office:value-type="float" office:value="0" calcext:value-type="float">
            <text:p>0</text:p>
          </table:table-cell>
          <table:table-cell table:formula="of:=[.F32]"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Upload</text:p>
          </table:table-cell>
          <table:table-cell table:number-columns-repeated="13"/>
        </table:table-row>
        <table:table-row table:style-name="ro1">
          <table:table-cell table:formula="of:=[.A37]" office:value-type="string" office:string-value="Nieruchomości" calcext:value-type="string">
            <text:p>Nieruchomości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E29]" office:value-type="float" office:value="0" calcext:value-type="float">
            <text:p>0</text:p>
          </table:table-cell>
          <table:table-cell table:formula="of:=[.G29]" office:value-type="float" office:value="190" calcext:value-type="float">
            <text:p>190</text:p>
          </table:table-cell>
          <table:table-cell table:number-columns-repeated="11"/>
        </table:table-row>
        <table:table-row table:style-name="ro1">
          <table:table-cell table:formula="of:=[.A38]" office:value-type="string" office:string-value="Podatki" calcext:value-type="string">
            <text:p>Podatki</text:p>
          </table:table-cell>
          <table:table-cell table:formula="of:=[.C30]" office:value-type="float" office:value="900" calcext:value-type="float">
            <text:p>900</text:p>
          </table:table-cell>
          <table:table-cell table:formula="of:=[.E30]" office:value-type="float" office:value="0" calcext:value-type="float">
            <text:p>0</text:p>
          </table:table-cell>
          <table:table-cell table:formula="of:=[.G30]"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table:formula="of:=[.A39]" office:value-type="string" office:string-value="Pojazdy" calcext:value-type="string">
            <text:p>Pojazdy</text:p>
          </table:table-cell>
          <table:table-cell table:formula="of:=[.C31]" office:value-type="float" office:value="950" calcext:value-type="float">
            <text:p>950</text:p>
          </table:table-cell>
          <table:table-cell table:formula="of:=[.E31]" office:value-type="float" office:value="450" calcext:value-type="float">
            <text:p>450</text:p>
          </table:table-cell>
          <table:table-cell table:formula="of:=[.G31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formula="of:=[.A40]" office:value-type="string" office:string-value="WiFi" calcext:value-type="string">
            <text:p>WiFi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" office:value-type="float" office:value="0" calcext:value-type="float">
            <text:p>0</text:p>
          </table:table-cell>
          <table:table-cell table:formula="of:=[.G32]" office:value-type="float" office:value="110" calcext:value-type="float">
            <text:p>110</text:p>
          </table:table-cell>
          <table:table-cell table:number-columns-repeated="11"/>
        </table:table-row>
      </table:table>
      <table:table table:name="Liczność" table:style-name="ta1"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Grupa</text:p>
          </table:table-cell>
          <table:table-cell office:value-type="string" calcext:value-type="string">
            <text:p>Budyn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ęt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den</text:p>
          </table:table-cell>
          <table:table-cell/>
          <table:table-cell office:value-type="string" calcext:value-type="string">
            <text:p>Dwa</text:p>
          </table:table-cell>
          <table:table-cell table:number-columns-repeated="3"/>
          <table:table-cell table:formula="of:=SUM([.H5:.H10])"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string" calcext:value-type="string">
            <text:p>Pierwsze</text:p>
          </table:table-cell>
          <table:table-cell office:value-type="string" calcext:value-type="string">
            <text:p>Drugie</text:p>
          </table:table-cell>
          <table:table-cell office:value-type="string" calcext:value-type="string">
            <text:p>Pierwsze</text:p>
          </table:table-cell>
          <table:table-cell office:value-type="string" calcext:value-type="string">
            <text:p>Drugie</text:p>
          </table:table-cell>
          <table:table-cell office:value-type="string" calcext:value-type="string">
            <text:p>Trzecie</text:p>
          </table:table-cell>
          <table:table-cell/>
          <table:table-cell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Nieruchomości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B5:.F5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odatki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6:.F6]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ojazdy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B7:.F7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Wifi urzadzeni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8:.F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fi A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kar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0:.F10])"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5:.B10])" office:value-type="float" office:value="124" calcext:value-type="float">
            <text:p>124</text:p>
          </table:table-cell>
          <table:table-cell table:formula="of:=SUM([.C5:.C10])" office:value-type="float" office:value="61" calcext:value-type="float">
            <text:p>61</text:p>
          </table:table-cell>
          <table:table-cell table:formula="of:=SUM([.D5:.D10])" office:value-type="float" office:value="20" calcext:value-type="float">
            <text:p>20</text:p>
          </table:table-cell>
          <table:table-cell table:formula="of:=SUM([.E5:.E10])" office:value-type="float" office:value="116" calcext:value-type="float">
            <text:p>116</text:p>
          </table:table-cell>
          <table:table-cell table:formula="of:=SUM([.F5:.F10])" office:value-type="float" office:value="114" calcext:value-type="float">
            <text:p>114</text:p>
          </table:table-cell>
          <table:table-cell table:number-columns-repeated="2"/>
        </table:table-row>
      </table:table>
      <table:table table:name="SumaWymagań" table:style-name="ta1">
        <table:table-column table:style-name="co10" table:default-cell-style-name="ce5"/>
        <table:table-column table:style-name="co9" table:number-columns-repeated="7" table:default-cell-style-name="Default"/>
        <table:table-column table:style-name="co9" table:default-cell-style-name="ce10"/>
        <table:table-row table:style-name="ro1">
          <table:table-cell table:style-name="Default" office:value-type="string" calcext:value-type="string">
            <text:p>Grupa</text:p>
          </table:table-cell>
          <table:table-cell office:value-type="string" calcext:value-type="string">
            <text:p>Budynek</text:p>
          </table:table-cell>
          <table:table-cell/>
          <table:table-cell office:value-type="string" calcext:value-type="string">
            <text:p>Downloa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piętro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Jeden</text:p>
          </table:table-cell>
          <table:table-cell/>
          <table:table-cell office:value-type="string" calcext:value-type="string">
            <text:p>Dwa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4" office:value-type="string" calcext:value-type="string">
            <text:p>Download</text:p>
          </table:table-cell>
          <table:table-cell table:style-name="ce7" office:value-type="string" calcext:value-type="string">
            <text:p>Pierwsze</text:p>
          </table:table-cell>
          <table:table-cell table:style-name="ce7" office:value-type="string" calcext:value-type="string">
            <text:p>Drugie</text:p>
          </table:table-cell>
          <table:table-cell table:style-name="ce7" office:value-type="string" calcext:value-type="string">
            <text:p>Pierwsze</text:p>
          </table:table-cell>
          <table:table-cell table:style-name="ce7" office:value-type="string" calcext:value-type="string">
            <text:p>Drugie</text:p>
          </table:table-cell>
          <table:table-cell table:style-name="ce7" office:value-type="string" calcext:value-type="string">
            <text:p>Trzecie</text:p>
          </table:table-cell>
          <table:table-cell table:style-name="ce7" table:number-columns-repeated="2"/>
          <table:table-cell table:style-name="ce9"/>
        </table:table-row>
        <table:table-row table:style-name="ro1">
          <table:table-cell office:value-type="string" calcext:value-type="string">
            <text:p>Nieruchomości</text:p>
          </table:table-cell>
          <table:table-cell table:formula="of:=[$Liczność.B5]*SUM([$Wymagania.$B12:$Wymagania.$H12])" office:value-type="float" office:value="16498" calcext:value-type="float">
            <text:p>16498</text:p>
          </table:table-cell>
          <table:table-cell table:formula="of:=[$Liczność.C5]*SUM([$Wymagania.$B12:$Wymagania.$H12])" office:value-type="float" office:value="678" calcext:value-type="float">
            <text:p>678</text:p>
          </table:table-cell>
          <table:table-cell table:formula="of:=[$Liczność.D5]*SUM([$Wymagania.$B12:$Wymagania.$H12])" office:value-type="float" office:value="452" calcext:value-type="float">
            <text:p>452</text:p>
          </table:table-cell>
          <table:table-cell table:formula="of:=[$Liczność.E5]*SUM([$Wymagania.$B12:$Wymagania.$H12])" office:value-type="float" office:value="1130" calcext:value-type="float">
            <text:p>1130</text:p>
          </table:table-cell>
          <table:table-cell table:formula="of:=[$Liczność.F5]*SUM([$Wymagania.$B12:$Wymagania.$H12])" office:value-type="float" office:value="9718" calcext:value-type="float">
            <text:p>9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atki</text:p>
          </table:table-cell>
          <table:table-cell table:formula="of:=[$Liczność.B6]*SUM([$Wymagania.$B13:$Wymagania.$H13])" office:value-type="float" office:value="912" calcext:value-type="float">
            <text:p>912</text:p>
          </table:table-cell>
          <table:table-cell table:formula="of:=[$Liczność.C6]*SUM([$Wymagania.$B13:$Wymagania.$H13])" office:value-type="float" office:value="2508" calcext:value-type="float">
            <text:p>2508</text:p>
          </table:table-cell>
          <table:table-cell table:formula="of:=[$Liczność.D6]*SUM([$Wymagania.$B13:$Wymagania.$H13])" office:value-type="float" office:value="570" calcext:value-type="float">
            <text:p>570</text:p>
          </table:table-cell>
          <table:table-cell table:formula="of:=[$Liczność.E6]*SUM([$Wymagania.$B13:$Wymagania.$H13])" office:value-type="float" office:value="3135" calcext:value-type="float">
            <text:p>3135</text:p>
          </table:table-cell>
          <table:table-cell table:formula="of:=[$Liczność.F6]*SUM([$Wymagania.$B13:$Wymagania.$H13])"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jazdy</text:p>
          </table:table-cell>
          <table:table-cell table:formula="of:=[$Liczność.B7]*SUM([$Wymagania.$B14:$Wymagania.$H14])" office:value-type="float" office:value="3160" calcext:value-type="float">
            <text:p>3160</text:p>
          </table:table-cell>
          <table:table-cell table:formula="of:=[$Liczność.C7]*SUM([$Wymagania.$B14:$Wymagania.$H14])" office:value-type="float" office:value="2054" calcext:value-type="float">
            <text:p>2054</text:p>
          </table:table-cell>
          <table:table-cell table:formula="of:=[$Liczność.D7]*SUM([$Wymagania.$B14:$Wymagania.$H14])" office:value-type="float" office:value="948" calcext:value-type="float">
            <text:p>948</text:p>
          </table:table-cell>
          <table:table-cell table:formula="of:=[$Liczność.E7]*SUM([$Wymagania.$B14:$Wymagania.$H14])" office:value-type="float" office:value="8690" calcext:value-type="float">
            <text:p>8690</text:p>
          </table:table-cell>
          <table:table-cell table:formula="of:=[$Liczność.F7]*SUM([$Wymagania.$B14:$Wymagania.$H14])" office:value-type="float" office:value="7110" calcext:value-type="float">
            <text:p>7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fi urzadzenie</text:p>
          </table:table-cell>
          <table:table-cell table:formula="of:=[$Liczność.B8]*SUM([$Wymagania.$B15:$Wymagania.$H15])" office:value-type="float" office:value="1344" calcext:value-type="float">
            <text:p>1344</text:p>
          </table:table-cell>
          <table:table-cell table:formula="of:=[$Liczność.C8]*SUM([$Wymagania.$B15:$Wymagania.$H15])" office:value-type="float" office:value="0" calcext:value-type="float">
            <text:p>0</text:p>
          </table:table-cell>
          <table:table-cell table:formula="of:=[$Liczność.D8]*SUM([$Wymagania.$B15:$Wymagania.$H15])" office:value-type="float" office:value="0" calcext:value-type="float">
            <text:p>0</text:p>
          </table:table-cell>
          <table:table-cell table:formula="of:=[$Liczność.E8]*SUM([$Wymagania.$B15:$Wymagania.$H15])" office:value-type="float" office:value="0" calcext:value-type="float">
            <text:p>0</text:p>
          </table:table-cell>
          <table:table-cell table:formula="of:=[$Liczność.F8]*SUM([$Wymagania.$B15:$Wymagania.$H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fi 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ukarka</text:p>
          </table:table-cell>
          <table:table-cell table:formula="of:=[$Liczność.B$5]*[$Wymagania.$B$37]+[$Liczność.B$6]*[$Wymagania.$B$38]+[$Liczność.B$7]*[$Wymagania.$B$39]+[$Liczność.B$8]*[$Wymagania.$B$40]" office:value-type="float" office:value="58650" calcext:value-type="float">
            <text:p>58650</text:p>
          </table:table-cell>
          <table:table-cell table:formula="of:=[$Liczność.C$5]*[$Wymagania.$B$37]+[$Liczność.C$6]*[$Wymagania.$B$38]+[$Liczność.C$7]*[$Wymagania.$B$39]+[$Liczność.C$8]*[$Wymagania.$B$40]" office:value-type="float" office:value="12200" calcext:value-type="float">
            <text:p>12200</text:p>
          </table:table-cell>
          <table:table-cell table:formula="of:=[$Liczność.D$5]*[$Wymagania.$B$37]+[$Liczność.D$6]*[$Wymagania.$B$38]+[$Liczność.D$7]*[$Wymagania.$B$39]+[$Liczność.D$8]*[$Wymagania.$B$40]" office:value-type="float" office:value="5000" calcext:value-type="float">
            <text:p>5000</text:p>
          </table:table-cell>
          <table:table-cell table:formula="of:=[$Liczność.E$5]*[$Wymagania.$B$37]+[$Liczność.E$6]*[$Wymagania.$B$38]+[$Liczność.E$7]*[$Wymagania.$B$39]+[$Liczność.E$8]*[$Wymagania.$B$40]" office:value-type="float" office:value="33500" calcext:value-type="float">
            <text:p>33500</text:p>
          </table:table-cell>
          <table:table-cell table:formula="of:=[$Liczność.F$5]*[$Wymagania.$B$37]+[$Liczność.F$6]*[$Wymagania.$B$38]+[$Liczność.F$7]*[$Wymagania.$B$39]+[$Liczność.F$8]*[$Wymagania.$B$40]" office:value-type="float" office:value="50700" calcext:value-type="float">
            <text:p>50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wer 1</text:p>
          </table:table-cell>
          <table:table-cell table:formula="of:=[$Liczność.B$5]*[$Wymagania.$C$37]+[$Liczność.B$6]*[$Wymagania.$C$38]+[$Liczność.B$7]*[$Wymagania.$C$39]+[$Liczność.B$8]*[$Wymagania.$C$40]" office:value-type="float" office:value="1000" calcext:value-type="float">
            <text:p>1000</text:p>
          </table:table-cell>
          <table:table-cell table:formula="of:=[$Liczność.C$5]*[$Wymagania.$C$37]+[$Liczność.C$6]*[$Wymagania.$C$38]+[$Liczność.C$7]*[$Wymagania.$C$39]+[$Liczność.C$8]*[$Wymagania.$C$40]" office:value-type="float" office:value="650" calcext:value-type="float">
            <text:p>650</text:p>
          </table:table-cell>
          <table:table-cell table:formula="of:=[$Liczność.D$5]*[$Wymagania.$C$37]+[$Liczność.D$6]*[$Wymagania.$C$38]+[$Liczność.D$7]*[$Wymagania.$C$39]+[$Liczność.D$8]*[$Wymagania.$C$40]" office:value-type="float" office:value="300" calcext:value-type="float">
            <text:p>300</text:p>
          </table:table-cell>
          <table:table-cell table:formula="of:=[$Liczność.E$5]*[$Wymagania.$C$37]+[$Liczność.E$6]*[$Wymagania.$C$38]+[$Liczność.E$7]*[$Wymagania.$C$39]+[$Liczność.E$8]*[$Wymagania.$C$40]" office:value-type="float" office:value="2750" calcext:value-type="float">
            <text:p>2750</text:p>
          </table:table-cell>
          <table:table-cell table:formula="of:=[$Liczność.F$5]*[$Wymagania.$C$37]+[$Liczność.F$6]*[$Wymagania.$C$38]+[$Liczność.F$7]*[$Wymagania.$C$39]+[$Liczność.F$8]*[$Wymagania.$C$40]"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wer 2</text:p>
          </table:table-cell>
          <table:table-cell table:formula="of:=[$Liczność.B$5]*[$Wymagania.$D$37]+[$Liczność.B$6]*[$Wymagania.$D$38]+[$Liczność.B$7]*[$Wymagania.$D$39]+[$Liczność.B$8]*[$Wymagania.$D$40]" office:value-type="float" office:value="1210" calcext:value-type="float">
            <text:p>1210</text:p>
          </table:table-cell>
          <table:table-cell table:formula="of:=[$Liczność.C$5]*[$Wymagania.$D$37]+[$Liczność.C$6]*[$Wymagania.$D$38]+[$Liczność.C$7]*[$Wymagania.$D$39]+[$Liczność.C$8]*[$Wymagania.$D$40]" office:value-type="float" office:value="600" calcext:value-type="float">
            <text:p>600</text:p>
          </table:table-cell>
          <table:table-cell table:formula="of:=[$Liczność.D$5]*[$Wymagania.$D$37]+[$Liczność.D$6]*[$Wymagania.$D$38]+[$Liczność.D$7]*[$Wymagania.$D$39]+[$Liczność.D$8]*[$Wymagania.$D$40]" office:value-type="float" office:value="180" calcext:value-type="float">
            <text:p>180</text:p>
          </table:table-cell>
          <table:table-cell table:formula="of:=[$Liczność.E$5]*[$Wymagania.$D$37]+[$Liczność.E$6]*[$Wymagania.$D$38]+[$Liczność.E$7]*[$Wymagania.$D$39]+[$Liczność.E$8]*[$Wymagania.$D$40]" office:value-type="float" office:value="1150" calcext:value-type="float">
            <text:p>1150</text:p>
          </table:table-cell>
          <table:table-cell table:formula="of:=[$Liczność.F$5]*[$Wymagania.$D$37]+[$Liczność.F$6]*[$Wymagania.$D$38]+[$Liczność.F$7]*[$Wymagania.$D$39]+[$Liczność.F$8]*[$Wymagania.$D$40]"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1 Drukarkę</text:p>
          </table:table-cell>
          <table:table-cell table:formula="of:=[.B10]/[$Liczność.B$10]" office:value-type="float" office:value="29325" calcext:value-type="float">
            <text:p>29325</text:p>
          </table:table-cell>
          <table:table-cell table:formula="of:=[.C10]/[$Liczność.C$10]" office:value-type="float" office:value="12200" calcext:value-type="float">
            <text:p>12200</text:p>
          </table:table-cell>
          <table:table-cell table:formula="of:=[.D10]/[$Liczność.D$10]" office:value-type="float" office:value="2500" calcext:value-type="float">
            <text:p>2500</text:p>
          </table:table-cell>
          <table:table-cell table:formula="of:=[.E10]/[$Liczność.E$10]" office:value-type="float" office:value="33500" calcext:value-type="float">
            <text:p>33500</text:p>
          </table:table-cell>
          <table:table-cell table:formula="of:=[.F10]/[$Liczność.F$10]" office:value-type="float" office:value="50700" calcext:value-type="float">
            <text:p>50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1 AP</text:p>
          </table:table-cell>
          <table:table-cell table:formula="of:=[.B8]/[$Liczność.B$9]" office:value-type="float" office:value="1344" calcext:value-type="float">
            <text:p>1344</text:p>
          </table:table-cell>
          <table:table-cell table:formula="of:=[.C8]/[$Liczność.C$9]" office:value-type="string" office:string-value="" calcext:value-type="error">
            <text:p>#DIV/0!</text:p>
          </table:table-cell>
          <table:table-cell table:formula="of:=[.D8]/[$Liczność.D$9]" office:value-type="string" office:string-value="" calcext:value-type="error">
            <text:p>#DIV/0!</text:p>
          </table:table-cell>
          <table:table-cell table:formula="of:=[.E8]/[$Liczność.E$9]" office:value-type="string" office:string-value="" calcext:value-type="error">
            <text:p>#DIV/0!</text:p>
          </table:table-cell>
          <table:table-cell table:formula="of:=[.F8]/[$Liczność.F$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kb/s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string" calcext:value-type="string">
            <text:p>RazemInternet</text:p>
          </table:table-cell>
          <table:table-cell table:formula="of:=SUM([.B5:.B8])" office:value-type="float" office:value="21914" calcext:value-type="float">
            <text:p>21914</text:p>
          </table:table-cell>
          <table:table-cell table:formula="of:=SUM([.C5:.C8])" office:value-type="float" office:value="5240" calcext:value-type="float">
            <text:p>5240</text:p>
          </table:table-cell>
          <table:table-cell table:formula="of:=SUM([.D5:.D8])" office:value-type="float" office:value="1970" calcext:value-type="float">
            <text:p>1970</text:p>
          </table:table-cell>
          <table:table-cell table:formula="of:=SUM([.E5:.E8])" office:value-type="float" office:value="12955" calcext:value-type="float">
            <text:p>12955</text:p>
          </table:table-cell>
          <table:table-cell table:formula="of:=SUM([.F5:.F8])" office:value-type="float" office:value="18253" calcext:value-type="float">
            <text:p>18253</text:p>
          </table:table-cell>
          <table:table-cell table:formula="of:=SUM([.B16:.F16])" office:value-type="float" office:value="60332" calcext:value-type="float">
            <text:p>60332</text:p>
          </table:table-cell>
          <table:table-cell table:formula="of:=[.G16]/1000" office:value-type="float" office:value="60.332" calcext:value-type="float">
            <text:p>60.332</text:p>
          </table:table-cell>
          <table:table-cell table:formula="of:=[.H16]/1000" office:value-type="float" office:value="0.060332" calcext:value-type="float">
            <text:p>0.060332</text:p>
          </table:table-cell>
        </table:table-row>
        <table:table-row table:style-name="ro1">
          <table:table-cell office:value-type="string" calcext:value-type="string">
            <text:p>RazemIntranet</text:p>
          </table:table-cell>
          <table:table-cell table:formula="of:=SUM([.B10:.B12])" office:value-type="float" office:value="60860" calcext:value-type="float">
            <text:p>60860</text:p>
          </table:table-cell>
          <table:table-cell table:formula="of:=SUM([.C10:.C12])" office:value-type="float" office:value="13450" calcext:value-type="float">
            <text:p>13450</text:p>
          </table:table-cell>
          <table:table-cell table:formula="of:=SUM([.D10:.D12])" office:value-type="float" office:value="5480" calcext:value-type="float">
            <text:p>5480</text:p>
          </table:table-cell>
          <table:table-cell table:formula="of:=SUM([.E10:.E12])" office:value-type="float" office:value="37400" calcext:value-type="float">
            <text:p>37400</text:p>
          </table:table-cell>
          <table:table-cell table:formula="of:=SUM([.F10:.F12])" office:value-type="float" office:value="54080" calcext:value-type="float">
            <text:p>54080</text:p>
          </table:table-cell>
          <table:table-cell table:formula="of:=SUM([.B17:.F17])" office:value-type="float" office:value="171270" calcext:value-type="float">
            <text:p>171270</text:p>
          </table:table-cell>
          <table:table-cell table:formula="of:=[.G17]/1000" office:value-type="float" office:value="171.27" calcext:value-type="float">
            <text:p>171.27</text:p>
          </table:table-cell>
          <table:table-cell table:formula="of:=[.H17]/1000" office:value-type="float" office:value="0.17127" calcext:value-type="float">
            <text:p>0.17127</text:p>
          </table:table-cell>
        </table:table-row>
        <table:table-row table:style-name="ro1">
          <table:table-cell table:style-name="ce6"/>
          <table:table-cell table:style-name="ce8" table:number-columns-repeated="5"/>
          <table:table-cell table:style-name="ce8" table:formula="of:=SUM([.G16:.G17])" office:value-type="float" office:value="231602" calcext:value-type="float">
            <text:p>231602</text:p>
          </table:table-cell>
          <table:table-cell table:style-name="ce8" table:formula="of:=[.G18]/1000" office:value-type="float" office:value="231.602" calcext:value-type="float">
            <text:p>231.602</text:p>
          </table:table-cell>
          <table:table-cell table:style-name="ce11" table:formula="of:=[.H18]/1000" office:value-type="float" office:value="0.231602" calcext:value-type="float">
            <text:p>0.231602</text:p>
          </table:table-cell>
        </table:table-row>
        <table:table-row table:style-name="ro1">
          <table:table-cell table:style-name="ce4" office:value-type="string" calcext:value-type="string">
            <text:p>Upload</text:p>
          </table:table-cell>
          <table:table-cell table:style-name="ce7" table:number-columns-repeated="7"/>
          <table:table-cell table:style-name="ce9"/>
        </table:table-row>
        <table:table-row table:style-name="ro1">
          <table:table-cell office:value-type="string" calcext:value-type="string">
            <text:p>Nieruchomości</text:p>
          </table:table-cell>
          <table:table-cell table:formula="of:=[$Liczność.B5]*SUM([$Wymagania.$B20:$Wymagania.$H20])" office:value-type="float" office:value="8322" calcext:value-type="float">
            <text:p>8322</text:p>
          </table:table-cell>
          <table:table-cell table:formula="of:=[$Liczność.C5]*SUM([$Wymagania.$B20:$Wymagania.$H20])" office:value-type="float" office:value="342" calcext:value-type="float">
            <text:p>342</text:p>
          </table:table-cell>
          <table:table-cell table:formula="of:=[$Liczność.D5]*SUM([$Wymagania.$B20:$Wymagania.$H20])" office:value-type="float" office:value="228" calcext:value-type="float">
            <text:p>228</text:p>
          </table:table-cell>
          <table:table-cell table:formula="of:=[$Liczność.E5]*SUM([$Wymagania.$B20:$Wymagania.$H20])" office:value-type="float" office:value="570" calcext:value-type="float">
            <text:p>570</text:p>
          </table:table-cell>
          <table:table-cell table:formula="of:=[$Liczność.F5]*SUM([$Wymagania.$B20:$Wymagania.$H20])" office:value-type="float" office:value="4902" calcext:value-type="float">
            <text:p>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atki</text:p>
          </table:table-cell>
          <table:table-cell table:formula="of:=[$Liczność.B6]*SUM([$Wymagania.$B21:$Wymagania.$H21])" office:value-type="float" office:value="1280" calcext:value-type="float">
            <text:p>1280</text:p>
          </table:table-cell>
          <table:table-cell table:formula="of:=[$Liczność.C6]*SUM([$Wymagania.$B21:$Wymagania.$H21])" office:value-type="float" office:value="3520" calcext:value-type="float">
            <text:p>3520</text:p>
          </table:table-cell>
          <table:table-cell table:formula="of:=[$Liczność.D6]*SUM([$Wymagania.$B21:$Wymagania.$H21])" office:value-type="float" office:value="800" calcext:value-type="float">
            <text:p>800</text:p>
          </table:table-cell>
          <table:table-cell table:formula="of:=[$Liczność.E6]*SUM([$Wymagania.$B21:$Wymagania.$H21])" office:value-type="float" office:value="4400" calcext:value-type="float">
            <text:p>4400</text:p>
          </table:table-cell>
          <table:table-cell table:formula="of:=[$Liczność.F6]*SUM([$Wymagania.$B21:$Wymagania.$H21])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jazdy</text:p>
          </table:table-cell>
          <table:table-cell table:formula="of:=[$Liczność.B7]*SUM([$Wymagania.$B22:$Wymagania.$H22])" office:value-type="float" office:value="2860" calcext:value-type="float">
            <text:p>2860</text:p>
          </table:table-cell>
          <table:table-cell table:formula="of:=[$Liczność.C7]*SUM([$Wymagania.$B22:$Wymagania.$H22])" office:value-type="float" office:value="1859" calcext:value-type="float">
            <text:p>1859</text:p>
          </table:table-cell>
          <table:table-cell table:formula="of:=[$Liczność.D7]*SUM([$Wymagania.$B22:$Wymagania.$H22])" office:value-type="float" office:value="858" calcext:value-type="float">
            <text:p>858</text:p>
          </table:table-cell>
          <table:table-cell table:formula="of:=[$Liczność.E7]*SUM([$Wymagania.$B22:$Wymagania.$H22])" office:value-type="float" office:value="7865" calcext:value-type="float">
            <text:p>7865</text:p>
          </table:table-cell>
          <table:table-cell table:formula="of:=[$Liczność.F7]*SUM([$Wymagania.$B22:$Wymagania.$H22])" office:value-type="float" office:value="6435" calcext:value-type="float">
            <text:p>6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fi urzadzenie</text:p>
          </table:table-cell>
          <table:table-cell table:formula="of:=[$Liczność.B8]*SUM([$Wymagania.$B23:$Wymagania.$H23])" office:value-type="float" office:value="780" calcext:value-type="float">
            <text:p>780</text:p>
          </table:table-cell>
          <table:table-cell table:formula="of:=[$Liczność.C8]*SUM([$Wymagania.$B23:$Wymagania.$H23])" office:value-type="float" office:value="0" calcext:value-type="float">
            <text:p>0</text:p>
          </table:table-cell>
          <table:table-cell table:formula="of:=[$Liczność.D8]*SUM([$Wymagania.$B23:$Wymagania.$H23])" office:value-type="float" office:value="0" calcext:value-type="float">
            <text:p>0</text:p>
          </table:table-cell>
          <table:table-cell table:formula="of:=[$Liczność.E8]*SUM([$Wymagania.$B23:$Wymagania.$H23])" office:value-type="float" office:value="0" calcext:value-type="float">
            <text:p>0</text:p>
          </table:table-cell>
          <table:table-cell table:formula="of:=[$Liczność.F8]*SUM([$Wymagania.$B23:$Wymagania.$H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fi 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ukarka</text:p>
          </table:table-cell>
          <table:table-cell table:formula="of:=[$Liczność.B$5]*[$Wymagania.$B$45]+[$Liczność.B$6]*[$Wymagania.$B$46]+[$Liczność.B$7]*[$Wymagania.$B$47]+[$Liczność.B$8]*[$Wymagania.$B$48]" office:value-type="float" office:value="63800" calcext:value-type="float">
            <text:p>63800</text:p>
          </table:table-cell>
          <table:table-cell table:formula="of:=[$Liczność.C$5]*[$Wymagania.$B$45]+[$Liczność.C$6]*[$Wymagania.$B$46]+[$Liczność.C$7]*[$Wymagania.$B$47]+[$Liczność.C$8]*[$Wymagania.$B$48]" office:value-type="float" office:value="53150" calcext:value-type="float">
            <text:p>53150</text:p>
          </table:table-cell>
          <table:table-cell table:formula="of:=[$Liczność.D$5]*[$Wymagania.$B$45]+[$Liczność.D$6]*[$Wymagania.$B$46]+[$Liczność.D$7]*[$Wymagania.$B$47]+[$Liczność.D$8]*[$Wymagania.$B$48]" office:value-type="float" office:value="15500" calcext:value-type="float">
            <text:p>15500</text:p>
          </table:table-cell>
          <table:table-cell table:formula="of:=[$Liczność.E$5]*[$Wymagania.$B$45]+[$Liczność.E$6]*[$Wymagania.$B$46]+[$Liczność.E$7]*[$Wymagania.$B$47]+[$Liczność.E$8]*[$Wymagania.$B$48]" office:value-type="float" office:value="103750" calcext:value-type="float">
            <text:p>103750</text:p>
          </table:table-cell>
          <table:table-cell table:formula="of:=[$Liczność.F$5]*[$Wymagania.$B$45]+[$Liczność.F$6]*[$Wymagania.$B$46]+[$Liczność.F$7]*[$Wymagania.$B$47]+[$Liczność.F$8]*[$Wymagania.$B$48]" office:value-type="float" office:value="82450" calcext:value-type="float">
            <text:p>82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wer 1</text:p>
          </table:table-cell>
          <table:table-cell table:formula="of:=[$Liczność.B$5]*[$Wymagania.$C$45]+[$Liczność.B$6]*[$Wymagania.$C$46]+[$Liczność.B$7]*[$Wymagania.$C$47]+[$Liczność.B$8]*[$Wymagania.$C$48]" office:value-type="float" office:value="9000" calcext:value-type="float">
            <text:p>9000</text:p>
          </table:table-cell>
          <table:table-cell table:formula="of:=[$Liczność.C$5]*[$Wymagania.$C$45]+[$Liczność.C$6]*[$Wymagania.$C$46]+[$Liczność.C$7]*[$Wymagania.$C$47]+[$Liczność.C$8]*[$Wymagania.$C$48]" office:value-type="float" office:value="5850" calcext:value-type="float">
            <text:p>5850</text:p>
          </table:table-cell>
          <table:table-cell table:formula="of:=[$Liczność.D$5]*[$Wymagania.$C$45]+[$Liczność.D$6]*[$Wymagania.$C$46]+[$Liczność.D$7]*[$Wymagania.$C$47]+[$Liczność.D$8]*[$Wymagania.$C$48]" office:value-type="float" office:value="2700" calcext:value-type="float">
            <text:p>2700</text:p>
          </table:table-cell>
          <table:table-cell table:formula="of:=[$Liczność.E$5]*[$Wymagania.$C$45]+[$Liczność.E$6]*[$Wymagania.$C$46]+[$Liczność.E$7]*[$Wymagania.$C$47]+[$Liczność.E$8]*[$Wymagania.$C$48]" office:value-type="float" office:value="24750" calcext:value-type="float">
            <text:p>24750</text:p>
          </table:table-cell>
          <table:table-cell table:formula="of:=[$Liczność.F$5]*[$Wymagania.$C$45]+[$Liczność.F$6]*[$Wymagania.$C$46]+[$Liczność.F$7]*[$Wymagania.$C$47]+[$Liczność.F$8]*[$Wymagania.$C$48]" office:value-type="float" office:value="20250" calcext:value-type="float">
            <text:p>20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wer 2</text:p>
          </table:table-cell>
          <table:table-cell table:formula="of:=[$Liczność.B$5]*[$Wymagania.$D$45]+[$Liczność.B$6]*[$Wymagania.$D$46]+[$Liczność.B$7]*[$Wymagania.$D$47]+[$Liczność.B$8]*[$Wymagania.$D$48]" office:value-type="float" office:value="19750" calcext:value-type="float">
            <text:p>19750</text:p>
          </table:table-cell>
          <table:table-cell table:formula="of:=[$Liczność.C$5]*[$Wymagania.$D$45]+[$Liczność.C$6]*[$Wymagania.$D$46]+[$Liczność.C$7]*[$Wymagania.$D$47]+[$Liczność.C$8]*[$Wymagania.$D$48]" office:value-type="float" office:value="8910" calcext:value-type="float">
            <text:p>8910</text:p>
          </table:table-cell>
          <table:table-cell table:formula="of:=[$Liczność.D$5]*[$Wymagania.$D$45]+[$Liczność.D$6]*[$Wymagania.$D$46]+[$Liczność.D$7]*[$Wymagania.$D$47]+[$Liczność.D$8]*[$Wymagania.$D$48]" office:value-type="float" office:value="2580" calcext:value-type="float">
            <text:p>2580</text:p>
          </table:table-cell>
          <table:table-cell table:formula="of:=[$Liczność.E$5]*[$Wymagania.$D$45]+[$Liczność.E$6]*[$Wymagania.$D$46]+[$Liczność.E$7]*[$Wymagania.$D$47]+[$Liczność.E$8]*[$Wymagania.$D$48]" office:value-type="float" office:value="15250" calcext:value-type="float">
            <text:p>15250</text:p>
          </table:table-cell>
          <table:table-cell table:formula="of:=[$Liczność.F$5]*[$Wymagania.$D$45]+[$Liczność.F$6]*[$Wymagania.$D$46]+[$Liczność.F$7]*[$Wymagania.$D$47]+[$Liczność.F$8]*[$Wymagania.$D$48]" office:value-type="float" office:value="16670" calcext:value-type="float">
            <text:p>16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1 Drukarkę</text:p>
          </table:table-cell>
          <table:table-cell table:formula="of:=[.B25]/[$Liczność.B$10]" office:value-type="float" office:value="31900" calcext:value-type="float">
            <text:p>31900</text:p>
          </table:table-cell>
          <table:table-cell table:formula="of:=[.C25]/[$Liczność.C$10]" office:value-type="float" office:value="53150" calcext:value-type="float">
            <text:p>53150</text:p>
          </table:table-cell>
          <table:table-cell table:formula="of:=[.D25]/[$Liczność.D$10]" office:value-type="float" office:value="7750" calcext:value-type="float">
            <text:p>7750</text:p>
          </table:table-cell>
          <table:table-cell table:formula="of:=[.E25]/[$Liczność.E$10]" office:value-type="float" office:value="103750" calcext:value-type="float">
            <text:p>103750</text:p>
          </table:table-cell>
          <table:table-cell table:formula="of:=[.F25]/[$Liczność.F$10]" office:value-type="float" office:value="82450" calcext:value-type="float">
            <text:p>82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1 AP</text:p>
          </table:table-cell>
          <table:table-cell table:formula="of:=[.B23]/[$Liczność.B$9]" office:value-type="float" office:value="780" calcext:value-type="float">
            <text:p>780</text:p>
          </table:table-cell>
          <table:table-cell table:formula="of:=[.C23]/[$Liczność.C$9]" office:value-type="string" office:string-value="" calcext:value-type="error">
            <text:p>#DIV/0!</text:p>
          </table:table-cell>
          <table:table-cell table:formula="of:=[.D23]/[$Liczność.D$9]" office:value-type="string" office:string-value="" calcext:value-type="error">
            <text:p>#DIV/0!</text:p>
          </table:table-cell>
          <table:table-cell table:formula="of:=[.E23]/[$Liczność.E$9]" office:value-type="string" office:string-value="" calcext:value-type="error">
            <text:p>#DIV/0!</text:p>
          </table:table-cell>
          <table:table-cell table:formula="of:=[.F23]/[$Liczność.F$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kb/s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string" calcext:value-type="string">
            <text:p>RazemInternet</text:p>
          </table:table-cell>
          <table:table-cell table:formula="of:=SUM([.B20:.B23])" office:value-type="float" office:value="13242" calcext:value-type="float">
            <text:p>13242</text:p>
          </table:table-cell>
          <table:table-cell table:formula="of:=SUM([.C20:.C23])" office:value-type="float" office:value="5721" calcext:value-type="float">
            <text:p>5721</text:p>
          </table:table-cell>
          <table:table-cell table:formula="of:=SUM([.D20:.D23])" office:value-type="float" office:value="1886" calcext:value-type="float">
            <text:p>1886</text:p>
          </table:table-cell>
          <table:table-cell table:formula="of:=SUM([.E20:.E23])" office:value-type="float" office:value="12835" calcext:value-type="float">
            <text:p>12835</text:p>
          </table:table-cell>
          <table:table-cell table:formula="of:=SUM([.F20:.F23])" office:value-type="float" office:value="13337" calcext:value-type="float">
            <text:p>13337</text:p>
          </table:table-cell>
          <table:table-cell table:formula="of:=SUM([.B31:.F31])" office:value-type="float" office:value="47021" calcext:value-type="float">
            <text:p>47021</text:p>
          </table:table-cell>
          <table:table-cell table:formula="of:=[.G31]/1000" office:value-type="float" office:value="47.021" calcext:value-type="float">
            <text:p>47.021</text:p>
          </table:table-cell>
          <table:table-cell table:formula="of:=[.H31]/1000" office:value-type="float" office:value="0.047021" calcext:value-type="float">
            <text:p>0.047021</text:p>
          </table:table-cell>
        </table:table-row>
        <table:table-row table:style-name="ro1">
          <table:table-cell office:value-type="string" calcext:value-type="string">
            <text:p>RazemIntranet</text:p>
          </table:table-cell>
          <table:table-cell table:formula="of:=SUM([.B25:.B27])" office:value-type="float" office:value="92550" calcext:value-type="float">
            <text:p>92550</text:p>
          </table:table-cell>
          <table:table-cell table:formula="of:=SUM([.C25:.C27])" office:value-type="float" office:value="67910" calcext:value-type="float">
            <text:p>67910</text:p>
          </table:table-cell>
          <table:table-cell table:formula="of:=SUM([.D25:.D27])" office:value-type="float" office:value="20780" calcext:value-type="float">
            <text:p>20780</text:p>
          </table:table-cell>
          <table:table-cell table:formula="of:=SUM([.E25:.E27])" office:value-type="float" office:value="143750" calcext:value-type="float">
            <text:p>143750</text:p>
          </table:table-cell>
          <table:table-cell table:formula="of:=SUM([.F25:.F27])" office:value-type="float" office:value="119370" calcext:value-type="float">
            <text:p>119370</text:p>
          </table:table-cell>
          <table:table-cell table:formula="of:=SUM([.B32:.F32])" office:value-type="float" office:value="444360" calcext:value-type="float">
            <text:p>444360</text:p>
          </table:table-cell>
          <table:table-cell table:formula="of:=[.G32]/1000" office:value-type="float" office:value="444.36" calcext:value-type="float">
            <text:p>444.36</text:p>
          </table:table-cell>
          <table:table-cell table:formula="of:=[.H32]/1000" office:value-type="float" office:value="0.44436" calcext:value-type="float">
            <text:p>0.44436</text:p>
          </table:table-cell>
        </table:table-row>
        <table:table-row table:style-name="ro1">
          <table:table-cell table:style-name="ce6"/>
          <table:table-cell table:style-name="ce8" table:number-columns-repeated="5"/>
          <table:table-cell table:style-name="ce8" table:formula="of:=SUM([.G31:.G32])" office:value-type="float" office:value="491381" calcext:value-type="float">
            <text:p>491381</text:p>
          </table:table-cell>
          <table:table-cell table:style-name="ce8" table:formula="of:=[.G33]/1000" office:value-type="float" office:value="491.381" calcext:value-type="float">
            <text:p>491.381</text:p>
          </table:table-cell>
          <table:table-cell table:style-name="ce11" table:formula="of:=[.H33]/1000" office:value-type="float" office:value="0.491381" calcext:value-type="float">
            <text:p>0.491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5T16:27:11.728652088</dc:date>
    <meta:editing-duration>PT23H10M47S</meta:editing-duration>
    <meta:editing-cycles>1</meta:editing-cycles>
    <meta:generator>LibreOffice/7.6.2.1$Linux_X86_64 LibreOffice_project/56f7684011345957bbf33a7ee678afaf4d2ba333</meta:generator>
    <meta:document-statistic meta:table-count="4" meta:cell-count="585" meta:object-count="0"/>
  </office:meta>
</office:document-meta>
</file>